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18in"/>
      <style:text-properties fo:font-size="22pt" style:font-size-asian="22pt" style:font-size-complex="22pt" style:text-underline-type="single" style:text-underline-style="solid" style:text-underline-width="auto" style:text-underline-mode="continuous"/>
    </style:style>
    <style:style style:name="P2" style:parent-style-name="Standard" style:family="paragraph">
      <style:paragraph-properties fo:text-align="center" fo:margin-bottom="0.118in"/>
      <style:text-properties style:text-underline-type="single" style:text-underline-style="solid" style:text-underline-width="auto" style:text-underline-mode="continuous"/>
    </style:style>
    <style:style style:name="P3" style:parent-style-name="Standard" style:family="paragraph">
      <style:paragraph-properties fo:margin-bottom="0.118in" fo:text-indent="0.4923in"/>
    </style:style>
    <style:style style:name="P4" style:parent-style-name="Standard" style:family="paragraph">
      <style:paragraph-properties fo:margin-bottom="0.118in"/>
    </style:style>
    <style:style style:name="P5" style:parent-style-name="Standard" style:family="paragraph">
      <style:paragraph-properties fo:margin-bottom="0.118in"/>
    </style:style>
    <style:style style:name="P6" style:parent-style-name="Standard" style:family="paragraph">
      <style:paragraph-properties fo:margin-bottom="0.118in"/>
    </style:style>
    <style:style style:name="P7" style:parent-style-name="Standard" style:family="paragraph">
      <style:paragraph-properties fo:text-align="justify" fo:margin-bottom="0.118in"/>
    </style:style>
    <style:style style:name="P8" style:parent-style-name="Standard" style:family="paragraph">
      <style:paragraph-properties fo:text-align="justify" fo:margin-bottom="0.118in"/>
    </style:style>
    <style:style style:name="P9" style:parent-style-name="Standard" style:family="paragraph">
      <style:paragraph-properties fo:text-align="justify" fo:margin-bottom="0.118in"/>
    </style:style>
    <style:style style:name="P10" style:parent-style-name="Standard" style:family="paragraph">
      <style:paragraph-properties fo:text-align="justify" fo:margin-bottom="0.118in"/>
    </style:style>
    <style:style style:name="P11" style:parent-style-name="Standard" style:family="paragraph">
      <style:paragraph-properties fo:text-align="justify" fo:margin-bottom="0.118in"/>
    </style:style>
    <style:style style:name="P12" style:parent-style-name="Standard" style:family="paragraph">
      <style:paragraph-properties fo:text-align="justify" fo:margin-bottom="0.118in"/>
    </style:style>
    <style:style style:name="P13" style:parent-style-name="Standard" style:family="paragraph">
      <style:paragraph-properties fo:text-align="justify" fo:margin-bottom="0.118in"/>
    </style:style>
    <style:style style:name="P14" style:parent-style-name="Standard" style:family="paragraph">
      <style:paragraph-properties fo:text-align="justify" fo:margin-bottom="0.118in"/>
    </style:style>
    <style:style style:name="P15" style:parent-style-name="Standard" style:family="paragraph">
      <style:paragraph-properties fo:text-align="justify" fo:margin-bottom="0.118in"/>
    </style:style>
    <style:style style:name="P16" style:parent-style-name="Standard" style:family="paragraph">
      <style:paragraph-properties fo:text-align="justify" fo:margin-bottom="0.118in"/>
    </style:style>
    <style:style style:name="P17" style:parent-style-name="Standard" style:family="paragraph">
      <style:paragraph-properties fo:text-align="justify" fo:margin-bottom="0.118in"/>
    </style:style>
    <style:style style:name="P18" style:parent-style-name="Standard" style:family="paragraph">
      <style:paragraph-properties fo:text-align="justify" fo:margin-bottom="0.118in"/>
    </style:style>
    <style:style style:name="P19" style:parent-style-name="Standard" style:family="paragraph">
      <style:paragraph-properties fo:text-align="justify" fo:margin-bottom="0.118in"/>
    </style:style>
    <style:style style:name="P20" style:parent-style-name="Standard" style:family="paragraph">
      <style:paragraph-properties fo:text-align="justify" fo:margin-bottom="0.118in"/>
    </style:style>
    <style:style style:name="P21" style:parent-style-name="Standard" style:family="paragraph">
      <style:paragraph-properties fo:text-align="justify" fo:margin-bottom="0.118in"/>
      <style:text-properties style:text-underline-type="single" style:text-underline-style="solid" style:text-underline-width="auto" style:text-underline-mode="continuous"/>
    </style:style>
    <style:style style:name="P22" style:parent-style-name="Standard" style:family="paragraph">
      <style:paragraph-properties fo:text-align="justify" fo:margin-bottom="0.118in"/>
    </style:style>
    <style:style style:name="P23" style:parent-style-name="Standard" style:family="paragraph">
      <style:paragraph-properties fo:text-align="justify" fo:margin-bottom="0.118in"/>
    </style:style>
    <style:style style:name="P24" style:parent-style-name="Standard" style:family="paragraph">
      <style:paragraph-properties fo:text-align="justify" fo:margin-bottom="0.118in"/>
    </style:style>
    <style:style style:name="P25" style:parent-style-name="Standard" style:family="paragraph">
      <style:paragraph-properties fo:text-align="justify" fo:margin-bottom="0.118in"/>
    </style:style>
    <style:style style:name="P26" style:parent-style-name="Standard" style:family="paragraph">
      <style:paragraph-properties fo:text-align="justify" fo:margin-bottom="0.118in"/>
    </style:style>
    <style:style style:name="P27" style:parent-style-name="Standard" style:family="paragraph">
      <style:paragraph-properties fo:text-align="justify" fo:margin-bottom="0.118in"/>
    </style:style>
    <style:style style:name="P28" style:parent-style-name="Standard" style:family="paragraph">
      <style:paragraph-properties fo:text-align="justify" fo:margin-bottom="0.118in"/>
    </style:style>
    <style:style style:name="P29" style:parent-style-name="Standard" style:family="paragraph">
      <style:paragraph-properties fo:text-align="justify" fo:margin-bottom="0.118in"/>
    </style:style>
    <style:style style:name="P30" style:parent-style-name="Standard" style:family="paragraph">
      <style:paragraph-properties fo:text-align="justify" fo:margin-bottom="0.118in"/>
    </style:style>
    <style:style style:name="P31" style:parent-style-name="Standard" style:family="paragraph">
      <style:paragraph-properties fo:text-align="justify" fo:margin-bottom="0.118in"/>
    </style:style>
    <style:style style:name="P32" style:parent-style-name="Standard" style:family="paragraph">
      <style:paragraph-properties fo:text-align="justify" fo:margin-bottom="0.118in"/>
    </style:style>
    <style:style style:name="P33" style:parent-style-name="Standard" style:family="paragraph">
      <style:paragraph-properties fo:text-align="justify" fo:margin-bottom="0.118in"/>
    </style:style>
    <style:style style:name="P34" style:parent-style-name="Standard" style:family="paragraph">
      <style:paragraph-properties fo:text-align="justify" fo:margin-bottom="0.118in"/>
    </style:style>
    <style:style style:name="P35" style:parent-style-name="Standard" style:family="paragraph">
      <style:paragraph-properties fo:text-align="justify" fo:margin-bottom="0.118in"/>
    </style:style>
    <style:style style:name="P36" style:parent-style-name="Standard" style:family="paragraph">
      <style:paragraph-properties fo:text-align="justify" fo:margin-bottom="0.118in"/>
    </style:style>
    <style:style style:name="P37" style:parent-style-name="Standard" style:family="paragraph">
      <style:paragraph-properties fo:text-align="justify" fo:margin-bottom="0.118in"/>
    </style:style>
    <style:style style:name="P38" style:parent-style-name="Standard" style:family="paragraph">
      <style:paragraph-properties fo:text-align="justify" fo:margin-bottom="0.118in"/>
    </style:style>
    <style:style style:name="P39" style:parent-style-name="Standard" style:family="paragraph">
      <style:paragraph-properties fo:text-align="justify" fo:margin-bottom="0.118in"/>
    </style:style>
    <style:style style:name="P40" style:parent-style-name="Standard" style:family="paragraph">
      <style:paragraph-properties fo:margin-bottom="0.118in"/>
    </style:style>
  </office:automatic-styles>
  <office:body>
    <office:text text:use-soft-page-breaks="true">
      <text:p text:style-name="P1">Contexte de notre application</text:p>
      <text:p text:style-name="P2"/>
      <text:p text:style-name="P3">Notre Application est un master detail qui contient une collection de personnages de jeux vidéo. Elle peut être utilisée par n’importe quelle personne<text:s/>qui apprécie les jeux-vidéo. Elle permet aux utilisateurs de découvrir de nombreuses informations sur les personnages qu’elle contient. En consultant un personnage on peut découvrir son nom, une citation qui le caractérise, les jeux auxquels il appartient<text:s/>ou encore son thème musical, ses relations avec d’autres personnages et même une description de son caractère. L’utilisateur peut découvrir les personnages les uns après les autres en parcourant la liste qui les rassemble. Il peut également rechercher un personnage précis grâce à la barre de recherche, ainsi il n’a pas besoin de parcourir toute la liste des personnages pour trouver ce qu’il souhaite.</text:p>
      <text:p text:style-name="P4"><text:tab/>Si l’utilisateur remarque qu’un personnage n’est pas présent dans l’application il peut l’ajouter. Cette option d’ajout est présente dans le menu, après l’avoir sélectionnée, il suffit de remplir les différents champs et d’enregistrer le nouveau personnage. A contrario s’il juge qu’un personnage possède des informations incomplètes ou non pertinentes, il peut modifier le personnage en question ou même le supprimer de l’application.</text:p>
      <text:p text:style-name="P5"><text:tab/>Il est également possible d’importer un personnage à partir d’un fichier, ce dernier est alors ajouté à l’application. L’option inverse (l’exportation) est donc elle aussi disponible,<text:s/>l’utilisateur peut exporter dans fichier un personnage qu’il affectionne pour le partager. Par exemple, il peut l’envoyer à un ami qui possède lui aussi l’application.</text:p>
      <text:p text:style-name="P6"><text:tab/>Il est aussi possible de parcourir les séries de jeux vidéo pour lesquelles un personnage est enregistré dans l’application. Ainsi, il peut voir la liste des personnages apparaissant dans la série en<text:s/>question. L’utilisateur a la possibilité de rechercher une série de jeux pour lui éviter de parcourir toute la liste.</text:p>
      <text:p text:style-name="P7">L’utilisateur peut,<text:s/>s’il<text:s/>le souhaite créer des listes de personnages, selon des critères qu’il choisit lui-même. Il y ajoute les personnages de l’application qu’il juge pertinents<text:s/>de mettre, il peut supprimer un personnage de la liste ou encore une liste toute entièr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soft-page-break/>
      <text:p text:style-name="P21">Brouillon :</text:p>
      <text:p text:style-name="P22">Ce programme permet d'établir une liste de personnages de divers jeux vidéos. Au démarrage du logiciel, l’utilisateur peut voir la liste des personnages dont il a fait une fiche, avec sa photo et son nom. En cliquant sur un personnage, 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La mise en forme de la description, notamment pour insérer des liens, est supportée.</text:p>
      <text:p text:style-name="P23">Depuis l’écran d’accueil, on peut aussi voir une liste de séries de jeux vidéo. En cliquant sur l’une d’entre elles, on voit les personnages apparaissant dans cette série.</text:p>
      <text:p text:style-name="P24">L’utilisateur a la possibilité<text:s/>de regrouper les personnages dans des listes personnalisées.</text:p>
      <text:p text:style-name="P25">On peut également importer et exporter des fiches de personnage, afin de les partager.</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toine VITON</dc:creator>
    <meta:creation-date>2021-04-08T08:31:00Z</meta:creation-date>
    <dc:date>2021-04-25T15:22:00Z</dc:date>
    <meta:template xlink:href="Normal" xlink:type="simple"/>
    <meta:editing-cycles>10</meta:editing-cycles>
    <meta:editing-duration>PT34740S</meta:editing-duration>
    <meta:document-statistic meta:page-count="2" meta:paragraph-count="6" meta:word-count="526" meta:character-count="3414" meta:row-count="24" meta:non-whitespace-character-count="2894"/>
  </office:meta>
</office:document-meta>
</file>